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DecisionRegimeOctroiRFM" style:family="table">
      <style:table-properties style:width="17.011cm" fo:margin-left="0cm" fo:margin-right="-0.012cm" table:align="margins"/>
    </style:style>
    <style:style style:name="tabVersementDecisionRegimeOctroiRFM.A" style:family="table-column">
      <style:table-column-properties style:column-width="3.782cm" style:rel-column-width="14569*"/>
    </style:style>
    <style:style style:name="tabVersementDecisionRegimeOctroiRFM.B" style:family="table-column">
      <style:table-column-properties style:column-width="6.112cm" style:rel-column-width="23546*"/>
    </style:style>
    <style:style style:name="tabVersementDecisionRegimeOctroiRFM.C" style:family="table-column">
      <style:table-column-properties style:column-width="7.117cm" style:rel-column-width="27420*"/>
    </style:style>
    <style:style style:name="tabVersementDecisionRegimeOctroiRFM.A1" style:family="table-cell">
      <style:table-cell-properties fo:padding="0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Helvetica" fo:font-size="10pt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Helvetica" fo:font-size="10pt" style:font-size-asian="10pt" style:font-name-complex="Arial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Helvetica" fo:font-size="10pt" style:font-size-asian="10pt" style:font-name-complex="Arial" style:font-size-complex="10pt"/>
    </style:style>
    <style:style style:name="P4" style:family="paragraph" style:parent-style-name="Standard">
      <style:text-properties style:font-name="Helvetica" fo:font-size="2pt" style:font-size-asian="2pt" style:font-size-complex="2pt"/>
    </style:style>
    <style:style style:name="P5" style:family="paragraph" style:parent-style-name="Standard">
      <style:paragraph-properties fo:text-align="start" style:justify-single-word="false">
        <style:tab-stops>
          <style:tab-stop style:position="8.89cm"/>
        </style:tab-stops>
      </style:paragraph-properties>
      <style:text-properties fo:color="#000000" style:font-name="Helvetica" fo:font-size="10pt" fo:font-weight="normal" style:font-size-asian="10pt" style:font-weight-asian="normal" style:font-name-complex="Ari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VersementDecisionRegimeOctroiRFM" table:style-name="tabVersementDecisionRegimeOctroiRFM">
        <table:table-column table:style-name="tabVersementDecisionRegimeOctroiRFM.A"/>
        <table:table-column table:style-name="tabVersementDecisionRegimeOctroiRFM.B"/>
        <table:table-column table:style-name="tabVersementDecisionRegimeOctroiRFM.C"/>
        <table:table-row>
          <table:table-cell table:style-name="tabVersementDecisionRegimeOctroiRFM.A1" table:number-columns-spanned="3" office:value-type="string">
            <text:p text:style-name="P1">%=titreVersement=%</text:p>
          </table:table-cell>
          <table:covered-table-cell/>
          <table:covered-table-cell/>
        </table:table-row>
        <table:table-row>
          <table:table-cell table:style-name="tabVersementDecisionRegimeOctroiRFM.A1" table:number-columns-spanned="3" office:value-type="string">
            <text:p text:style-name="P2">%=texteVersement=%</text:p>
          </table:table-cell>
          <table:covered-table-cell/>
          <table:covered-table-cell/>
        </table:table-row>
        <table:table-row>
          <table:table-cell table:style-name="tabVersementDecisionRegimeOctroiRFM.A1" office:value-type="string">
            <text:p text:style-name="P3">%=qui=%</text:p>
          </table:table-cell>
          <table:table-cell table:style-name="tabVersementDecisionRegimeOctroiRFM.A1" office:value-type="string">
            <text:p text:style-name="P5">%=adresseVersement=%</text:p>
          </table:table-cell>
          <table:table-cell table:style-name="tabVersementDecisionRegimeOctroiRFM.A1" office:value-type="string">
            <text:p text:style-name="P5">%=adressePaiementVersement=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7T10:25:16.09</dc:date>
    <meta:editing-cycles>14</meta:editing-cycles>
    <meta:editing-duration>PT1H53M20S</meta:editing-duration>
    <meta:document-statistic meta:table-count="1" meta:image-count="0" meta:object-count="0" meta:page-count="1" meta:paragraph-count="5" meta:word-count="5" meta:character-count="91"/>
    <meta:user-defined meta:name="Info 1"/>
    <meta:user-defined meta:name="Info 2"/>
    <meta:user-defined meta:name="Info 3"/>
    <meta:user-defined meta:name="Info 4"/>
  </office:meta>
</office:document-meta>
</file>